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767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767cm" svg:x="1.4cm" svg:y="0.837cm" presentation:class="title" presentation:user-transformed="true">
          <draw:text-box>
            <text:p>LOSE-LESS DATA COMPRESSION</text:p>
          </draw:text-box>
        </draw:frame>
        <draw:frame presentation:style-name="pr2" draw:text-style-name="P2" draw:layer="layout" svg:width="24.639cm" svg:height="8.965cm" svg:x="1.4cm" svg:y="8.128cm" presentation:class="subtitle" presentation:user-transformed="true">
          <draw:text-box>
            <text:p text:style-name="P1">CS210 PPROJECT</text:p>
            <text:p text:style-name="P2">- Hardik Bansal</text:p>
            <text:p text:style-name="P2">C.S.E.</text:p>
            <text:p text:style-name="P2">1227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dik </meta:initial-creator>
    <meta:creation-date>2013-11-13T22:49:34</meta:creation-date>
    <dc:date>2013-11-13T22:51:30</dc:date>
    <dc:creator>Hardik 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